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f213" officeooo:paragraph-rsid="0007f213"/>
    </style:style>
    <style:style style:name="P2" style:family="paragraph" style:parent-style-name="Standard">
      <style:text-properties officeooo:rsid="0009e2e5" officeooo:paragraph-rsid="0009e2e5"/>
    </style:style>
    <style:style style:name="P3" style:family="paragraph" style:parent-style-name="Standard">
      <style:text-properties officeooo:rsid="000a55ac" officeooo:paragraph-rsid="000a55ac"/>
    </style:style>
    <style:style style:name="P4" style:family="paragraph" style:parent-style-name="Header">
      <style:text-properties officeooo:rsid="0007f213" officeooo:paragraph-rsid="0007f2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upload.wikimedia.org/wikipedia/commons/b/bf/Japanese_style_cocktail_cab.jpg" text:style-name="Internet_20_link" text:visited-style-name="Visited_20_Internet_20_Link">https://upload.wikimedia.org/wikipedia/commons/b/bf/Japanese_style_cocktail_cab.jpg</text:a></text:p>
      <text:p text:style-name="P2"/>
      <text:p text:style-name="P2"><text:a xlink:type="simple" xlink:href="https://upload.wikimedia.org/wikipedia/commons/thumb/8/81/Addams_family_pinball.jpg/768px-Addams_family_pinball.jpg" text:style-name="Internet_20_link" text:visited-style-name="Visited_20_Internet_20_Link">https://upload.wikimedia.org/wikipedia/commons/thumb/8/81/Addams_family_pinball.jpg/768px-Addams_family_pinball.jpg</text:a></text:p>
      <text:p text:style-name="P2"/>
      <text:p text:style-name="P3">https://c1.staticflickr.com/5/4139/4906597504_d3d1ee9274_b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f213" officeooo:paragraph-rsid="0007f2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ilder for bilder - Bildegaller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3:30:02.854000000</meta:creation-date>
    <dc:date>2016-09-30T06:31:52.273000000</dc:date>
    <meta:editing-duration>PT17M8S</meta:editing-duration>
    <meta:editing-cycles>2</meta:editing-cycles>
    <meta:generator>LibreOffice/5.0.1.2$Windows_X86_64 LibreOffice_project/81898c9f5c0d43f3473ba111d7b351050be20261</meta:generator>
    <meta:document-statistic meta:table-count="0" meta:image-count="0" meta:object-count="0" meta:page-count="1" meta:paragraph-count="4" meta:word-count="8" meta:character-count="292" meta:non-whitespace-character-count="288"/>
  </office:meta>
</office:document-meta>
</file>